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8.5cm"/>
    </style:style>
    <style:style style:name="Tabelle1.B" style:family="table-column">
      <style:table-column-properties style:column-width="8.5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f0d9" officeooo:paragraph-rsid="0005f0d9"/>
    </style:style>
    <style:style style:name="P2" style:family="paragraph" style:parent-style-name="Standard">
      <style:text-properties officeooo:rsid="00046736" officeooo:paragraph-rsid="00046736"/>
    </style:style>
    <style:style style:name="P3" style:family="paragraph" style:parent-style-name="Text_20_body">
      <style:text-properties officeooo:rsid="00046736" officeooo:paragraph-rsid="00046736"/>
    </style:style>
    <style:style style:name="P4" style:family="paragraph" style:parent-style-name="Text_20_body">
      <style:text-properties officeooo:rsid="0005f0d9" officeooo:paragraph-rsid="0005f0d9"/>
    </style:style>
    <style:style style:name="P5" style:family="paragraph" style:parent-style-name="Text_20_body">
      <style:text-properties officeooo:paragraph-rsid="0005f0d9"/>
    </style:style>
    <style:style style:name="T1" style:family="text">
      <style:text-properties officeooo:rsid="00046736"/>
    </style:style>
    <style:style style:name="T2" style:family="text">
      <style:text-properties officeooo:rsid="0005f0d9"/>
    </style:style>
    <style:style style:name="T3" style:family="text">
      <style:text-properties fo:color="#800080"/>
    </style:style>
    <style:style style:name="T4" style:family="text">
      <style:text-properties fo:color="#800080" officeooo:rsid="0005f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stCpp01Lib</text:p>
      <text:p text:style-name="Text_20_body"/>
      <text:h text:style-name="Heading_20_1" text:outline-level="1">Class Defin<text:span text:style-name="T1">i</text:span>tion <text:span text:style-name="T3">sstCpp01_Class_Cls</text:span></text:h>
      <text:h text:style-name="Heading_20_2" text:outline-level="2">Class Header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P1">System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Group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Class Name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Date</text:p>
          </table:table-cell>
        </table:table-row>
      </table:table>
      <text:p text:style-name="P3"/>
      <text:h text:style-name="Heading_20_2" text:outline-level="2">Table Class Elements</text:h>
      <text:p text:style-name="P5"><text:span text:style-name="T2">Storing </text:span><text:span text:style-name="T3">sstCpp01_ClsTyp_Cls </text:span><text:span text:style-name="T4">records</text:span></text:p>
      <text:p text:style-name="P4"/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2"/>
      <text:h text:style-name="Heading_20_2" text:outline-level="2">Table Class Functions</text:h>
      <text:p text:style-name="P5"><text:span text:style-name="T2">Storing </text:span><text:span text:style-name="T3">sstCpp01_ClsFnc_Cls </text:span><text:span text:style-name="T4">records</text:span>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2"/>
      <text:h text:style-name="Heading_20_2" text:outline-level="2">Table Function Code Rows</text:h>
      <text:p text:style-name="P4">Storing Char[X] row records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P2"/>
      <text:p text:style-name="P2">Document infos</text:p>
      <text:p text:style-name="P2">Author:<text:tab/> Uli Rehr</text:p>
      <text:p text:style-name="P2">Created:<text:tab/>23.09.2016</text:p>
      <text:p text:style-name="P2">Document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09:01:55.335379398</meta:creation-date>
    <dc:date>2016-09-23T09:15:39.469053288</dc:date>
    <meta:editing-duration>PT13M44S</meta:editing-duration>
    <meta:editing-cycles>2</meta:editing-cycles>
    <meta:generator>LibreOffice/5.1.4.2$Linux_x86 LibreOffice_project/10m0$Build-2</meta:generator>
    <meta:document-statistic meta:table-count="4" meta:image-count="0" meta:object-count="0" meta:page-count="1" meta:paragraph-count="17" meta:word-count="42" meta:character-count="317" meta:non-whitespace-character-count="291"/>
  </office:meta>
</office:document-meta>
</file>